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e610" officeooo:paragraph-rsid="000be610"/>
    </style:style>
    <style:style style:name="P2" style:family="paragraph" style:parent-style-name="Standard">
      <style:text-properties officeooo:rsid="000bfde3" officeooo:paragraph-rsid="000bfde3"/>
    </style:style>
    <style:style style:name="P3" style:family="paragraph" style:parent-style-name="Standard">
      <style:text-properties officeooo:rsid="000e302e" officeooo:paragraph-rsid="000e302e"/>
    </style:style>
    <style:style style:name="P4" style:family="paragraph" style:parent-style-name="Standard">
      <style:text-properties officeooo:rsid="000edb4c" officeooo:paragraph-rsid="000edb4c"/>
    </style:style>
    <style:style style:name="P5" style:family="paragraph" style:parent-style-name="Standard">
      <style:text-properties officeooo:rsid="0014a350" officeooo:paragraph-rsid="0014a350"/>
    </style:style>
    <style:style style:name="P6" style:family="paragraph" style:parent-style-name="Standard">
      <style:text-properties officeooo:rsid="0014a350" officeooo:paragraph-rsid="0014a350"/>
    </style:style>
    <style:style style:name="P7" style:family="paragraph" style:parent-style-name="Standard">
      <style:text-properties officeooo:rsid="000edb4c" officeooo:paragraph-rsid="000edb4c"/>
    </style:style>
    <style:style style:name="P8" style:family="paragraph" style:parent-style-name="Standard">
      <style:text-properties officeooo:rsid="00186200" officeooo:paragraph-rsid="00186200"/>
    </style:style>
    <style:style style:name="P9" style:family="paragraph" style:parent-style-name="Standard">
      <style:text-properties officeooo:rsid="00186a6b" officeooo:paragraph-rsid="00186a6b"/>
    </style:style>
    <style:style style:name="T1" style:family="text">
      <style:text-properties fo:color="#ff0000"/>
    </style:style>
    <style:style style:name="T2" style:family="text">
      <style:text-properties fo:color="#ff0000" officeooo:rsid="00163204"/>
    </style:style>
    <style:style style:name="T3" style:family="text">
      <style:text-properties officeooo:rsid="001632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hd Research / Writings / PLOS Comp</text:p>
      <text:p text:style-name="P1"/>
      <text:p text:style-name="P2">1. <text:span text:style-name="T1">EPS </text:span><text:span text:style-name="T2">IS</text:span><text:span text:style-name="T1"> ACCPTED</text:span> (<text:span text:style-name="T3">AND</text:span> TIFF) Check Figure Guidelines</text:p>
      <text:p text:style-name="P3">Initial submission: without graphics!</text:p>
      <text:p text:style-name="P2"/>
      <text:p text:style-name="P4">Copied Introduction + Results</text:p>
      <text:p text:style-name="P4"/>
      <text:p text:style-name="P4">Next : </text:p>
      <text:p text:style-name="P8">figure references</text:p>
      <text:p text:style-name="P5">My latest Updates</text:p>
      <text:p text:style-name="P9">Revis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07T12:15:24.782112858</meta:creation-date>
    <meta:generator>LibreOffice/4.2.5.2$Linux_X86_64 LibreOffice_project/420m0$Build-2</meta:generator>
    <dc:date>2014-08-05T17:10:25.375380726</dc:date>
    <dc:creator>Mohamed Tleis</dc:creator>
    <meta:editing-duration>PT1H21M3S</meta:editing-duration>
    <meta:editing-cycles>12</meta:editing-cycles>
    <meta:document-statistic meta:table-count="0" meta:image-count="0" meta:object-count="0" meta:page-count="1" meta:paragraph-count="8" meta:word-count="32" meta:character-count="200" meta:non-whitespace-character-count="175"/>
  </office:meta>
</office:document-meta>
</file>